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color="#ff0000" loext:opacity="100%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2pt"/>
    </style:style>
    <style:style style:name="T2" style:family="text">
      <style:text-properties officeooo:rsid="0015ab4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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><text:span text:style-name="Strong_20_Emphasis"><text:span text:style-name="T1">ENTREGA: Enlace a carpeta comprimida en Drive. Dicha carpeta será la que contenga la página web completa, con sus archivos y subcarpetas.</text:span></text:span></text:p>
      <text:p text:style-name="P3">Elementos obligatorios:</text:p>
      <text:list text:style-name="L1">
        <text:list-item>
          <text:p text:style-name="P4"><text:bookmark text:name="yui_3_18_1_1_1772618311540_124"/><text:span text:style-name="T1">Idioma</text:span> </text:p>
        </text:list-item>
        <text:list-item>
          <text:p text:style-name="P4"><text:span text:style-name="T1">Juego de caracteres</text:span> </text:p>
        </text:list-item>
        <text:list-item>
          <text:p text:style-name="P4"><text:span text:style-name="T1">Autor</text:span> </text:p>
        </text:list-item>
        <text:list-item>
          <text:p text:style-name="P4"><text:span text:style-name="T1">Palabras clave</text:span> </text:p>
        </text:list-item>
        <text:list-item>
          <text:p text:style-name="P4"><text:span text:style-name="T1">Título del documento</text:span> </text:p>
        </text:list-item>
        <text:list-item>
          <text:p text:style-name="P4"><text:span text:style-name="T1">Comentarios</text:span> </text:p>
        </text:list-item>
        <text:list-item>
          <text:p text:style-name="P5"><text:span text:style-name="T1">&lt;h1&gt; &lt;h2&gt; &lt;h3&gt;…</text:span> <text:s text:c="4"/><text:span text:style-name="T2">PENDIENTE DE METER CONTENIDO</text:span></text:p>
        </text:list-item>
        <text:list-item>
          <text:p text:style-name="P4"><text:span text:style-name="T1">&lt;p&gt;</text:span> </text:p>
        </text:list-item>
        <text:list-item>
          <text:p text:style-name="P5"><text:span text:style-name="T1">&lt;details&gt; &lt;summary&gt;</text:span> </text:p>
        </text:list-item>
        <text:list-item>
          <text:p text:style-name="P4"><text:span text:style-name="T1">Logotipo con texto y título emergente &lt;figure&gt;&lt;figcaption&gt;</text:span> </text:p>
        </text:list-item>
        <text:list-item>
          <text:p text:style-name="P5"><text:bookmark text:name="yui_3_18_1_1_1772618311540_123"/><text:span text:style-name="T1">&lt;address&gt; con enlace</text:span> </text:p>
        </text:list-item>
        <text:list-item>
          <text:p text:style-name="P5"><text:span text:style-name="T1">Enlace a URL externa (en pestaña nueva)</text:span> </text:p>
        </text:list-item>
        <text:list-item>
          <text:p text:style-name="P4"><text:span text:style-name="T1">Enlace a documento local (.pdf)</text:span> <text:s/><text:span text:style-name="T2">OSLO ESTRUCTURA</text:span></text:p>
        </text:list-item>
        <text:list-item>
          <text:p text:style-name="P4"><text:span text:style-name="T1">Enlace a otro lugar de la misma página</text:span> </text:p>
          <text:p text:style-name="P5"/>
        </text:list-item>
        <text:list-item>
          <text:p text:style-name="P5"><text:span text:style-name="T1">&lt;hr&gt;</text:span> </text:p>
        </text:list-item>
        <text:list-item>
          <text:p text:style-name="P5"><text:span text:style-name="T1">&lt;b&gt;</text:span> </text:p>
        </text:list-item>
        <text:list-item>
          <text:p text:style-name="P5"><text:span text:style-name="T1">&lt;i&gt;</text:span> </text:p>
          <text:p text:style-name="P6"/>
        </text:list-item>
        <text:list-item>
          <text:p text:style-name="P5"><text:span text:style-name="T1">span</text:span> </text:p>
        </text:list-item>
        <text:list-item>
          <text:p text:style-name="P4"><text:span text:style-name="T1">Tablas</text:span> </text:p>
          <text:list>
            <text:list-item>
              <text:p text:style-name="P4"><text:span text:style-name="T1">Título &lt;caption&gt;</text:span> </text:p>
            </text:list-item>
            <text:list-item>
              <text:p text:style-name="P4"><text:span text:style-name="T1">Encabezados &lt;thead&gt;&lt;tr&gt;&lt;th&gt;</text:span> </text:p>
            </text:list-item>
            <text:list-item>
              <text:p text:style-name="P4"><text:span text:style-name="T1">&lt;tbody&gt; &lt;tr&gt;&lt;td&gt;&lt;th&gt;</text:span> </text:p>
            </text:list-item>
            <text:list-item>
              <text:p text:style-name="P4"><text:span text:style-name="T1">&lt;td colspan=”2”&gt;</text:span> </text:p>
            </text:list-item>
            <text:list-item>
              <text:p text:style-name="P4"><text:span text:style-name="T1">&lt;td rowspan=”2”&gt;</text:span> </text:p>
            </text:list-item>
            <text:list-item>
              <text:p text:style-name="P4"><text:span text:style-name="T1">Pie &lt;tfoot&gt;&lt;tr&gt;&lt;th&gt;</text:span> </text:p>
            </text:list-item>
          </text:list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text:list-item>
      </text:list>
      <text:p text:style-name="P7"/>
      <text:list text:continue-numbering="true" text:style-name="L1">
        <text:list-header>
          <text:p text:style-name="P6"/>
          <text:p text:style-name="P6"/>
        </text:list-header>
        <text:list-item>
          <text:p text:style-name="P5"><text:soft-page-break/><text:span text:style-name="T1">Formularios:</text:span> </text:p>
          <text:list>
            <text:list-item>
              <text:p text:style-name="P5"><text:span text:style-name="T1">Texto (size, minlegth, maxlength, placeholder, required)</text:span> </text:p>
            </text:list-item>
            <text:list-item>
              <text:p text:style-name="P5"><text:span text:style-name="T1">Password</text:span> </text:p>
            </text:list-item>
            <text:list-item>
              <text:p text:style-name="P5"><text:span text:style-name="T1">Email</text:span> </text:p>
            </text:list-item>
            <text:list-item>
              <text:p text:style-name="P5"><text:span text:style-name="T1">Número (min, max)</text:span> </text:p>
            </text:list-item>
            <text:list-item>
              <text:p text:style-name="P5"><text:span text:style-name="T1">Fecha</text:span> </text:p>
            </text:list-item>
            <text:list-item>
              <text:p text:style-name="P5"><text:span text:style-name="T1">Radio</text:span> </text:p>
            </text:list-item>
            <text:list-item>
              <text:p text:style-name="P5"><text:span text:style-name="T1">Checkbox (checked)</text:span> </text:p>
            </text:list-item>
            <text:list-item>
              <text:p text:style-name="P5"><text:span text:style-name="T1">Lista de selección (size, multiple, selected)</text:span> </text:p>
            </text:list-item>
            <text:list-item>
              <text:p text:style-name="P5"><text:span text:style-name="T1">Lista de selección agrupada &lt;select&gt;&lt;optgroup&gt;</text:span> </text:p>
            </text:list-item>
            <text:list-item>
              <text:p text:style-name="P5"><text:span text:style-name="T1">Submit</text:span> </text:p>
            </text:list-item>
            <text:list-item>
              <text:p text:style-name="P5"><text:span text:style-name="T1">Reset</text:span> </text:p>
            </text:list-item>
            <text:list-item>
              <text:p text:style-name="P5"><text:span text:style-name="T1">Fieldset</text:span> </text:p>
            </text:list-item>
            <text:list-item>
              <text:p text:style-name="P5"><text:span text:style-name="T1">Label</text:span> </text:p>
            </text:list-item>
            <text:list-item>
              <text:p text:style-name="P5"><text:span text:style-name="T1">Textarea</text:span> </text:p>
            </text:list-item>
          </text:list>
        </text:list-item>
        <text:list-item>
          <text:p text:style-name="P5"><text:span text:style-name="T1">Multimedia:</text:span> </text:p>
          <text:list>
            <text:list-item>
              <text:p text:style-name="P5"><text:span text:style-name="T1">audio local</text:span> </text:p>
            </text:list-item>
            <text:list-item>
              <text:p text:style-name="P5"><text:span text:style-name="T1">imagen con mapa (áreas)</text:span> </text:p>
            </text:list-item>
          </text:list>
        </text:list-item>
        <text:list-item>
          <text:p text:style-name="P5"><text:span text:style-name="T1">Contenido incrustado</text:span> </text:p>
          <text:list>
            <text:list-item>
              <text:p text:style-name="P5"><text:bookmark text:name="yui_3_18_1_1_1772618311540_129"/><text:span text:style-name="T1">Video de Youtube (width, height)</text:span> </text:p>
            </text:list-item>
            <text:list-item>
              <text:p text:style-name="P5"><text:span text:style-name="T1">Documento .pdf</text:span> </text:p>
            </text:list-item>
            <text:list-item>
              <text:p text:style-name="P5"><text:span text:style-name="T1">Mapa de Google</text:span> </text:p>
            </text:list-item>
            <text:list-item>
              <text:p text:style-name="P6"><text:bookmark text:name="yui_3_18_1_1_1772618311540_128"/>Widget de el tiempo</text:p>
            </text:list-item>
          </text:list>
        </text:list-item>
        <text:list-item>
          <text:p text:style-name="P5"><text:span text:style-name="T1">Propiedad position (fixed, absolute)</text:span> </text:p>
        </text:list-item>
        <text:list-item>
          <text:p text:style-name="P8"><text:span text:style-name="T1">Utilizar las propiedades adecuadas para el posicionamiento</text:span> </text:p>
        </text:list-item>
      </text:list>
      <text:p text:style-name="P2"/>
      <text:p text:style-name="P2"/>
      <text:p text:style-name="P2"/>
      <text:p text:style-name="P2"/>
      <text:p text:style-name="P2">Pagina web la cual cuenta con </text:p>
      <text:p text:style-name="P2"/>
      <text:p text:style-name="P2">Idioma </text:p>
      <text:p text:style-name="P2">Juego de caracteres </text:p>
      <text:p text:style-name="P2">Autor </text:p>
      <text:p text:style-name="P2">Palabras clave </text:p>
      <text:p text:style-name="P2">Título del documento </text:p>
      <text:p text:style-name="P2">Comentarios</text:p>
      <text:p text:style-name="P2">&lt;p&gt;</text:p>
      <text:p text:style-name="P2">Logotipo con texto y título emergente</text:p>
      <text:p text:style-name="P2"><text:soft-page-break/>&lt;figure&gt;&lt;figcaption&gt;</text:p>
      <text:p text:style-name="P2">Enlace a documento local (.pdf) <text:s/>SOLO ESTRUCTURA</text:p>
      <text:p text:style-name="P2">Enlace a otro lugar de la misma página </text:p>
      <text:p text:style-name="P2"/>
      <text:p text:style-name="P2"/>
      <text:p text:style-name="P2">Falta</text:p>
      <text:p text:style-name="P2">&lt;h1&gt; &lt;h2&gt; &lt;h3&gt;… <text:s text:c="4"/>PENDIENTE DE METER CONTENIDO</text:p>
      <text:p text:style-name="P2">&lt;details&gt; &lt;summary&gt; </text:p>
      <text:p text:style-name="P2"><text:s text:c="4"/>&lt;address&gt; con enlace </text:p>
      <text:p text:style-name="P2"><text:s text:c="5"/>Enlace a URL externa (en pestaña nueva) </text:p>
      <text:p text:style-name="P2"><text:s text:c="5"/>&lt;hr&gt; </text:p>
      <text:p text:style-name="P2"><text:s text:c="5"/>&lt;b&gt; </text:p>
      <text:p text:style-name="P2"><text:s text:c="5"/>&lt;i&gt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10:25:20.816097100</meta:creation-date>
    <dc:date>2026-03-05T12:39:34.099788300</dc:date>
    <meta:editing-duration>PT13M23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86" meta:word-count="287" meta:character-count="1668" meta:non-whitespace-character-count="1423"/>
  </office:meta>
</office:document-meta>
</file>